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item">
        <table:table-row>
          <table:table-cell office:value-type="float" office:value="1">
            <text:p>1</text:p>
          </table:table-cell>
          <table:table-cell office:value-type="string">
            <text:p>[신묘한] 기묘한 힘 인형 - 소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string">
            <text:p>../user/images/item_sinsu_1.jpg</text:p>
          </table:table-cell>
          <table:table-cell office:value-type="string">
            <text:p>신서유기</text:p>
          </table:table-cell>
          <table:table-cell office:value-type="string">
            <text:p>../user/images/item_sinsu_c_1.jpg</text:p>
          </table:table-cell>
          <table:table-cell office:value-type="string">
            <text:p>movie_good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[티빙몰 단독][신묘한] 미묘한 쿠션 인형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string">
            <text:p>../user/images/item_sinsu_2.jpg</text:p>
          </table:table-cell>
          <table:table-cell office:value-type="string">
            <text:p>신서유기</text:p>
          </table:table-cell>
          <table:table-cell office:value-type="string">
            <text:p>../user/images/item_sinsu_c_2.jpg</text:p>
          </table:table-cell>
          <table:table-cell office:value-type="string">
            <text:p>movie_goods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신서유기8 신묘한2021 캘린더+CJ ONE포인트 3% 적립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string">
            <text:p>../user/images/item_sinsu_3.jpg</text:p>
          </table:table-cell>
          <table:table-cell office:value-type="string">
            <text:p>신서유기</text:p>
          </table:table-cell>
          <table:table-cell office:value-type="string">
            <text:p>../user/images/item_sinsu_c_3.jpg</text:p>
          </table:table-cell>
          <table:table-cell office:value-type="string">
            <text:p>movie_goods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★1+1 행사★[슈펜X신묘한] 태블릿 파우치 TPAC20W64</text:p>
          </table:table-cell>
          <table:table-cell office:value-type="float" office:value="19900">
            <text:p>19900</text:p>
          </table:table-cell>
          <table:table-cell office:value-type="float" office:value="10">
            <text:p>10</text:p>
          </table:table-cell>
          <table:table-cell office:value-type="string">
            <text:p>../user/images/item_sinsu_4.jpg</text:p>
          </table:table-cell>
          <table:table-cell office:value-type="string">
            <text:p>신서유기</text:p>
          </table:table-cell>
          <table:table-cell office:value-type="string">
            <text:p>../user/images/item_sinsu_c_4.jpg</text:p>
          </table:table-cell>
          <table:table-cell office:value-type="string">
            <text:p>movie_goods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[신묘한 ]스딸라-스탠드인형 25cm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string">
            <text:p>../user/images/item_sinsu_5.jpg</text:p>
          </table:table-cell>
          <table:table-cell office:value-type="string">
            <text:p>신서유기</text:p>
          </table:table-cell>
          <table:table-cell office:value-type="string">
            <text:p>../user/images/item_sinsu_c_5.jpg</text:p>
          </table:table-cell>
          <table:table-cell office:value-type="string">
            <text:p>movie_goods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[슈펜] X 신묘한 헤어밴드 TPTR20W66</text:p>
          </table:table-cell>
          <table:table-cell office:value-type="float" office:value="15900">
            <text:p>15900</text:p>
          </table:table-cell>
          <table:table-cell office:value-type="float" office:value="10">
            <text:p>10</text:p>
          </table:table-cell>
          <table:table-cell office:value-type="string">
            <text:p>../user/images/item_sinsu_6.jpg</text:p>
          </table:table-cell>
          <table:table-cell office:value-type="string">
            <text:p>신서유기</text:p>
          </table:table-cell>
          <table:table-cell office:value-type="string">
            <text:p>../user/images/item_sinsu_c_6.jpg</text:p>
          </table:table-cell>
          <table:table-cell office:value-type="string">
            <text:p>movie_good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[청춘기록 X 연놈] 일러스트 맨투맨 B(2color)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string">
            <text:p>../user/images/item_record_1.jpg</text:p>
          </table:table-cell>
          <table:table-cell office:value-type="string">
            <text:p>청춘기록</text:p>
          </table:table-cell>
          <table:table-cell office:value-type="string">
            <text:p>../user/images/item_record_c_1.jpg</text:p>
          </table:table-cell>
          <table:table-cell office:value-type="string">
            <text:p>clothes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시에로 젤러시 아카이브 립 플럼퍼</text:p>
          </table:table-cell>
          <table:table-cell office:value-type="float" office:value="21000">
            <text:p>21000</text:p>
          </table:table-cell>
          <table:table-cell office:value-type="float" office:value="40">
            <text:p>40</text:p>
          </table:table-cell>
          <table:table-cell office:value-type="string">
            <text:p>../user/images/item_beauty_1.jpg</text:p>
          </table:table-cell>
          <table:table-cell office:value-type="string">
            <text:p/>
          </table:table-cell>
          <table:table-cell office:value-type="string">
            <text:p>../user/images/item_beauty_c_1.jpg</text:p>
          </table:table-cell>
          <table:table-cell office:value-type="string">
            <text:p>makeup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[Apple] 정품 에어팟프로 MWP22KH/A (3시주문까지 당일출고)</text:p>
          </table:table-cell>
          <table:table-cell office:value-type="float" office:value="359000">
            <text:p>359000</text:p>
          </table:table-cell>
          <table:table-cell office:value-type="float" office:value="29">
            <text:p>29</text:p>
          </table:table-cell>
          <table:table-cell office:value-type="string">
            <text:p>../user/images/item_sound_1.jpg</text:p>
          </table:table-cell>
          <table:table-cell office:value-type="string">
            <text:p/>
          </table:table-cell>
          <table:table-cell office:value-type="string">
            <text:p>../user/images/item_sound_c_!.jpg</text:p>
          </table:table-cell>
          <table:table-cell office:value-type="string">
            <text:p>sound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[슈펜X신묘한] 굳-밤 파자마 세트 TPAC20W31</text:p>
          </table:table-cell>
          <table:table-cell office:value-type="float" office:value="49900">
            <text:p>49900</text:p>
          </table:table-cell>
          <table:table-cell office:value-type="float" office:value="10">
            <text:p>10</text:p>
          </table:table-cell>
          <table:table-cell office:value-type="string">
            <text:p>../user/images/item_sinsu_7.jpg</text:p>
          </table:table-cell>
          <table:table-cell office:value-type="string">
            <text:p>신서유기</text:p>
          </table:table-cell>
          <table:table-cell office:value-type="string">
            <text:p>../user/images/item_sinsu_c_7.jpg</text:p>
          </table:table-cell>
          <table:table-cell office:value-type="string">
            <text:p>clothes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[YES24] 내일은 미스터트롯 컬러링북</text:p>
          </table:table-cell>
          <table:table-cell office:value-type="float" office:value="18000">
            <text:p>18000</text:p>
          </table:table-cell>
          <table:table-cell office:value-type="float" office:value="10">
            <text:p>10</text:p>
          </table:table-cell>
          <table:table-cell office:value-type="string">
            <text:p>../user/images/item_mt_1.jpg</text:p>
          </table:table-cell>
          <table:table-cell office:value-type="string">
            <text:p>미스터트롯</text:p>
          </table:table-cell>
          <table:table-cell office:value-type="string">
            <text:p>../user/images/item_mt_c_1.jpg</text:p>
          </table:table-cell>
          <table:table-cell office:value-type="string">
            <text:p>art_goods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[YES24] 유미의 세포들 1</text:p>
          </table:table-cell>
          <table:table-cell office:value-type="float" office:value="13800">
            <text:p>13800</text:p>
          </table:table-cell>
          <table:table-cell office:value-type="float" office:value="10">
            <text:p>10</text:p>
          </table:table-cell>
          <table:table-cell office:value-type="string">
            <text:p>../user/images/item_yumi_1.jpg</text:p>
          </table:table-cell>
          <table:table-cell office:value-type="string">
            <text:p>유미의 세포들</text:p>
          </table:table-cell>
          <table:table-cell office:value-type="string">
            <text:p>../user/images/item_yumi_c_1.jpg</text:p>
          </table:table-cell>
          <table:table-cell office:value-type="string">
            <text:p>char_goods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[YES24] 호텔 델루나 (tvN 주말드라마) OST</text:p>
          </table:table-cell>
          <table:table-cell office:value-type="float" office:value="24700">
            <text:p>24700</text:p>
          </table:table-cell>
          <table:table-cell office:value-type="float" office:value="20">
            <text:p>20</text:p>
          </table:table-cell>
          <table:table-cell office:value-type="string">
            <text:p>../user/images/item_ost_1.jpg</text:p>
          </table:table-cell>
          <table:table-cell office:value-type="string">
            <text:p>호텔델루나</text:p>
          </table:table-cell>
          <table:table-cell office:value-type="string">
            <text:p>../user/images/item_ost_c_1.jpg</text:p>
          </table:table-cell>
          <table:table-cell office:value-type="string">
            <text:p>cd_goods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[YES24] 알함브라 궁전의 추억 세트</text:p>
          </table:table-cell>
          <table:table-cell office:value-type="float" office:value="34000">
            <text:p>34000</text:p>
          </table:table-cell>
          <table:table-cell office:value-type="float" office:value="10">
            <text:p>10</text:p>
          </table:table-cell>
          <table:table-cell office:value-type="string">
            <text:p>../user/images/item_book_1.jpg</text:p>
          </table:table-cell>
          <table:table-cell office:value-type="string">
            <text:p>알함브라 궁전의 추억</text:p>
          </table:table-cell>
          <table:table-cell office:value-type="string">
            <text:p>../user/images/item_book_c_1.jpg</text:p>
          </table:table-cell>
          <table:table-cell office:value-type="string">
            <text:p>book_goods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쇼미더머니 시그니쳐 목걸이</text:p>
          </table:table-cell>
          <table:table-cell office:value-type="float" office:value="99000">
            <text:p>99000</text:p>
          </table:table-cell>
          <table:table-cell office:value-type="float" office:value="40">
            <text:p>40</text:p>
          </table:table-cell>
          <table:table-cell office:value-type="string">
            <text:p>../user/images/item_showme_1.jpg</text:p>
          </table:table-cell>
          <table:table-cell office:value-type="string">
            <text:p>쇼미더머니</text:p>
          </table:table-cell>
          <table:table-cell office:value-type="string">
            <text:p>../user/images/item_showme_c_1.jpg</text:p>
          </table:table-cell>
          <table:table-cell office:value-type="string">
            <text:p>bag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[마이시티 MYCT][강식당2] 신서유기 핀브로치(파르페, 콜라, 피자)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string">
            <text:p>../user/images/item_sinsu_8.jpg</text:p>
          </table:table-cell>
          <table:table-cell office:value-type="string">
            <text:p>신서유기</text:p>
          </table:table-cell>
          <table:table-cell office:value-type="string">
            <text:p>../user/images/item_sinsu_c_8.jpg</text:p>
          </table:table-cell>
          <table:table-cell office:value-type="string">
            <text:p>jewelry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[공식]바이오티크 해초아이젤 15g 투명한 젤타입</text:p>
          </table:table-cell>
          <table:table-cell office:value-type="float" office:value="15000">
            <text:p>15000</text:p>
          </table:table-cell>
          <table:table-cell office:value-type="float" office:value="10">
            <text:p>10</text:p>
          </table:table-cell>
          <table:table-cell office:value-type="string">
            <text:p>../user/images/item_care_1.jpg</text:p>
          </table:table-cell>
          <table:table-cell office:value-type="string">
            <text:p/>
          </table:table-cell>
          <table:table-cell office:value-type="string">
            <text:p>../user/images/item_care_c_1.jpg</text:p>
          </table:table-cell>
          <table:table-cell office:value-type="string">
            <text:p>care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아페리레 어보브 아이즈 섀도우팔레트 02비러브 + 브러쉬 3종 세트</text:p>
          </table:table-cell>
          <table:table-cell office:value-type="float" office:value="57000">
            <text:p>57000</text:p>
          </table:table-cell>
          <table:table-cell office:value-type="float" office:value="50">
            <text:p>50</text:p>
          </table:table-cell>
          <table:table-cell office:value-type="string">
            <text:p>../user/images/item_makeup_1.jpg</text:p>
          </table:table-cell>
          <table:table-cell office:value-type="string">
            <text:p/>
          </table:table-cell>
          <table:table-cell office:value-type="string">
            <text:p>../user/images/item_makeup_c_1.jpg</text:p>
          </table:table-cell>
          <table:table-cell office:value-type="string">
            <text:p>makeup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티타니아 발 굳은살 각질 관리 3종 세트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string">
            <text:p>../user/images/item_beauty_2.jpg</text:p>
          </table:table-cell>
          <table:table-cell office:value-type="string">
            <text:p/>
          </table:table-cell>
          <table:table-cell office:value-type="string">
            <text:p>../user/images/item_beauty_c_2.jpg</text:p>
          </table:table-cell>
          <table:table-cell office:value-type="string">
            <text:p>hai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[공식]바이오티크 코코버터리페어 바디밤 50g 저자극 멀티밤</text:p>
          </table:table-cell>
          <table:table-cell office:value-type="float" office:value="18000">
            <text:p>18000</text:p>
          </table:table-cell>
          <table:table-cell office:value-type="float" office:value="28">
            <text:p>28</text:p>
          </table:table-cell>
          <table:table-cell office:value-type="string">
            <text:p>../user/images/item_care_2.jpg</text:p>
          </table:table-cell>
          <table:table-cell office:value-type="string">
            <text:p/>
          </table:table-cell>
          <table:table-cell office:value-type="string">
            <text:p>../user/images/item_care_c_2.jpg</text:p>
          </table:table-cell>
          <table:table-cell office:value-type="string">
            <text:p>body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[YES24] 윤동주 하늘과 바람과별과시 초판본 서시 북퍼퓸 선물세트</text:p>
          </table:table-cell>
          <table:table-cell office:value-type="float" office:value="38700">
            <text:p>38700</text:p>
          </table:table-cell>
          <table:table-cell office:value-type="float" office:value="40">
            <text:p>40</text:p>
          </table:table-cell>
          <table:table-cell office:value-type="string">
            <text:p>../user/images/item_perfume_1.jpg</text:p>
          </table:table-cell>
          <table:table-cell office:value-type="string">
            <text:p/>
          </table:table-cell>
          <table:table-cell office:value-type="string">
            <text:p>../user/images/item_perfume_c_1.jpg</text:p>
          </table:table-cell>
          <table:table-cell office:value-type="string">
            <text:p>perfume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플라이코 방수 전기 면도기 FS511KR</text:p>
          </table:table-cell>
          <table:table-cell office:value-type="float" office:value="99000">
            <text:p>99000</text:p>
          </table:table-cell>
          <table:table-cell office:value-type="float" office:value="54">
            <text:p>54</text:p>
          </table:table-cell>
          <table:table-cell office:value-type="string">
            <text:p>../user/images/item_man_1.jpg</text:p>
          </table:table-cell>
          <table:table-cell office:value-type="string">
            <text:p/>
          </table:table-cell>
          <table:table-cell office:value-type="string">
            <text:p>../user/images/item_man_c_1.jpg</text:p>
          </table:table-cell>
          <table:table-cell office:value-type="string">
            <text:p>man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[FLYCO] 플라이코 휴대용 전기 면도기 FS175KR</text:p>
          </table:table-cell>
          <table:table-cell office:value-type="float" office:value="29800">
            <text:p>29800</text:p>
          </table:table-cell>
          <table:table-cell office:value-type="float" office:value="48">
            <text:p>48</text:p>
          </table:table-cell>
          <table:table-cell office:value-type="string">
            <text:p>../user/images/item_man_2.jpg</text:p>
          </table:table-cell>
          <table:table-cell office:value-type="string">
            <text:p/>
          </table:table-cell>
          <table:table-cell office:value-type="string">
            <text:p>../user/images/item_man_c_2.jpg</text:p>
          </table:table-cell>
          <table:table-cell office:value-type="string">
            <text:p>man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사이코지만 괜찮아 동화책_좀비아이</text:p>
          </table:table-cell>
          <table:table-cell office:value-type="float" office:value="12000">
            <text:p>12000</text:p>
          </table:table-cell>
          <table:table-cell office:value-type="float" office:value="10">
            <text:p>10</text:p>
          </table:table-cell>
          <table:table-cell office:value-type="string">
            <text:p>../user/images/item_book_2.jpg</text:p>
          </table:table-cell>
          <table:table-cell office:value-type="string">
            <text:p>사이코지만 괜찮아</text:p>
          </table:table-cell>
          <table:table-cell office:value-type="string">
            <text:p>../user/images/item_book_c_2.jpg</text:p>
          </table:table-cell>
          <table:table-cell office:value-type="string">
            <text:p>book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[스킨케어스] 주방 핸디형+필터3개입 (필터1개내장)</text:p>
          </table:table-cell>
          <table:table-cell office:value-type="float" office:value="39800">
            <text:p>39800</text:p>
          </table:table-cell>
          <table:table-cell office:value-type="float" office:value="15">
            <text:p>15</text:p>
          </table:table-cell>
          <table:table-cell office:value-type="string">
            <text:p>../user/images/item_living_1.jpg</text:p>
          </table:table-cell>
          <table:table-cell office:value-type="string">
            <text:p/>
          </table:table-cell>
          <table:table-cell office:value-type="string">
            <text:p>../user/images/item_living_c_1.jpg</text:p>
          </table:table-cell>
          <table:table-cell office:value-type="string">
            <text:p>living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삼성웨어러블 갤럭시워치 액티브2 알루미늄 40mm</text:p>
          </table:table-cell>
          <table:table-cell office:value-type="float" office:value="259000">
            <text:p>259000</text:p>
          </table:table-cell>
          <table:table-cell office:value-type="float" office:value="0">
            <text:p>0</text:p>
          </table:table-cell>
          <table:table-cell office:value-type="string">
            <text:p>../user/images/item_samsung_1.jpg</text:p>
          </table:table-cell>
          <table:table-cell office:value-type="string">
            <text:p/>
          </table:table-cell>
          <table:table-cell office:value-type="string">
            <text:p>../user/images/item_samsung_c_1.jpg</text:p>
          </table:table-cell>
          <table:table-cell office:value-type="string">
            <text:p>phone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신비아파트 실험뚝딱 스페셜 A세트(양괭이 풍선자동차, 구미호진동로봇, 만티코어 자석자동차, 당목귀 선풍기)</text:p>
          </table:table-cell>
          <table:table-cell office:value-type="float" office:value="30600">
            <text:p>30600</text:p>
          </table:table-cell>
          <table:table-cell office:value-type="float" office:value="19">
            <text:p>19</text:p>
          </table:table-cell>
          <table:table-cell office:value-type="string">
            <text:p>../user/images/item_sinby_1.jpg</text:p>
          </table:table-cell>
          <table:table-cell office:value-type="string">
            <text:p>신비아파트</text:p>
          </table:table-cell>
          <table:table-cell office:value-type="string">
            <text:p>../user/images/item_sinby_c_1.jpg</text:p>
          </table:table-cell>
          <table:table-cell office:value-type="string">
            <text:p>kids_book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에코 링크</text:p>
          </table:table-cell>
          <table:table-cell office:value-type="float" office:value="28000">
            <text:p>28000</text:p>
          </table:table-cell>
          <table:table-cell office:value-type="float" office:value="25">
            <text:p>25</text:p>
          </table:table-cell>
          <table:table-cell office:value-type="string">
            <text:p>../user/images/item_game_1.jpg</text:p>
          </table:table-cell>
          <table:table-cell office:value-type="string">
            <text:p/>
          </table:table-cell>
          <table:table-cell office:value-type="string">
            <text:p>../user/images/item_game_c_1.jpg</text:p>
          </table:table-cell>
          <table:table-cell office:value-type="string">
            <text:p>kids_boardgame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짱구 디저트타임 블랭킷-유리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string">
            <text:p>../user/images/item_blanket_1.jpg</text:p>
          </table:table-cell>
          <table:table-cell office:value-type="string">
            <text:p/>
          </table:table-cell>
          <table:table-cell office:value-type="string">
            <text:p>../user/images/item_blanket_c_1.jpg</text:p>
          </table:table-cell>
          <table:table-cell office:value-type="string">
            <text:p>kids_interior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삼성 갤럭시 버즈 라이브 SM-R180 오픈형 노이즈 캔슬링 무선 이어폰</text:p>
          </table:table-cell>
          <table:table-cell office:value-type="float" office:value="198000">
            <text:p>198000</text:p>
          </table:table-cell>
          <table:table-cell office:value-type="float" office:value="5">
            <text:p>5</text:p>
          </table:table-cell>
          <table:table-cell office:value-type="string">
            <text:p>../user/images/item_sound_2.jpg</text:p>
          </table:table-cell>
          <table:table-cell office:value-type="string">
            <text:p/>
          </table:table-cell>
          <table:table-cell office:value-type="string">
            <text:p>../user/images/item_sound_c_2.jpg</text:p>
          </table:table-cell>
          <table:table-cell office:value-type="string">
            <text:p>sound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삼성 갤럭시 버즈 플러스 SM-R175 무선 이어폰</text:p>
          </table:table-cell>
          <table:table-cell office:value-type="float" office:value="179300">
            <text:p>179300</text:p>
          </table:table-cell>
          <table:table-cell office:value-type="float" office:value="32">
            <text:p>32</text:p>
          </table:table-cell>
          <table:table-cell office:value-type="string">
            <text:p>../user/images/item_sound_3.jpg</text:p>
          </table:table-cell>
          <table:table-cell office:value-type="string">
            <text:p/>
          </table:table-cell>
          <table:table-cell office:value-type="string">
            <text:p>../user/images/item_sound_c_3.jpg</text:p>
          </table:table-cell>
          <table:table-cell office:value-type="string">
            <text:p>sound</text:p>
          </table:table-cell>
        </table:table-row>
      </table:table>
      <table:table table:name="user_info">
        <table:table-row>
          <table:table-cell office:value-type="string">
            <text:p>09_so_27</text:p>
          </table:table-cell>
          <table:table-cell office:value-type="string">
            <text:p>01032080871</text:p>
          </table:table-cell>
          <table:table-cell office:value-type="string">
            <text:p>0927</text:p>
          </table:table-cell>
          <table:table-cell office:value-type="string">
            <text:p>강소리</text:p>
          </table:table-cell>
          <table:table-cell office:value-type="string">
            <text:p>s2019s01@e-mirim.hs.kr</text:p>
          </table:table-cell>
          <table:table-cell office:value-type="string">
            <text:p>양천구</text:p>
          </table:table-cell>
        </table:table-row>
        <table:table-row>
          <table:table-cell office:value-type="string">
            <text:p>15ya</text:p>
          </table:table-cell>
          <table:table-cell office:value-type="string">
            <text:p>01011112222</text:p>
          </table:table-cell>
          <table:table-cell office:value-type="string">
            <text:p>1234</text:p>
          </table:table-cell>
          <table:table-cell office:value-type="string">
            <text:p>십오야</text:p>
          </table:table-cell>
          <table:table-cell office:value-type="string">
            <text:p>sinsu@tvn.com</text:p>
          </table:table-cell>
          <table:table-cell office:value-type="string">
            <text:p>상암동</text:p>
          </table:table-cell>
        </table:table-row>
        <table:table-row>
          <table:table-cell office:value-type="string">
            <text:p>asdf</text:p>
          </table:table-cell>
          <table:table-cell office:value-type="string">
            <text:p>6922</text:p>
          </table:table-cell>
          <table:table-cell office:value-type="string">
            <text:p>1234</text:p>
          </table:table-cell>
          <table:table-cell office:value-type="string">
            <text:p>홍길동</text:p>
          </table:table-cell>
          <table:table-cell office:value-type="string">
            <text:p>asdf@asdf.com</text:p>
          </table:table-cell>
          <table:table-cell office:value-type="string">
            <text:p>대한민국</text:p>
          </table:table-cell>
        </table:table-row>
        <table:table-row>
          <table:table-cell office:value-type="string">
            <text:p>hello123</text:p>
          </table:table-cell>
          <table:table-cell office:value-type="string">
            <text:p>01012312312</text:p>
          </table:table-cell>
          <table:table-cell office:value-type="string">
            <text:p>123123</text:p>
          </table:table-cell>
          <table:table-cell office:value-type="string">
            <text:p>김안녕</text:p>
          </table:table-cell>
          <table:table-cell office:value-type="string">
            <text:p>hello123@hello.com</text:p>
          </table:table-cell>
          <table:table-cell office:value-type="string">
            <text:p>대한민국</text:p>
          </table:table-cell>
        </table:table-row>
        <table:table-row>
          <table:table-cell office:value-type="string">
            <text:p>kne2317</text:p>
          </table:table-cell>
          <table:table-cell office:value-type="string">
            <text:p>01091398945</text:p>
          </table:table-cell>
          <table:table-cell office:value-type="string">
            <text:p>1234</text:p>
          </table:table-cell>
          <table:table-cell office:value-type="string">
            <text:p>김나은</text:p>
          </table:table-cell>
          <table:table-cell office:value-type="string">
            <text:p>skdms2317@gmail.com</text:p>
          </table:table-cell>
          <table:table-cell office:value-type="string">
            <text:p>대한민국 서울</text:p>
          </table:table-cell>
        </table:table-row>
        <table:table-row>
          <table:table-cell office:value-type="string">
            <text:p>kny301</text:p>
          </table:table-cell>
          <table:table-cell office:value-type="string">
            <text:p>01099802472</text:p>
          </table:table-cell>
          <table:table-cell office:value-type="string">
            <text:p>0301</text:p>
          </table:table-cell>
          <table:table-cell office:value-type="string">
            <text:p>김나윤</text:p>
          </table:table-cell>
          <table:table-cell office:value-type="string">
            <text:p>s2019s05@e-mirim.hs.kr</text:p>
          </table:table-cell>
          <table:table-cell office:value-type="string">
            <text:p>송파구</text:p>
          </table:table-cell>
        </table:table-row>
        <table:table-row>
          <table:table-cell office:value-type="string">
            <text:p>mimyohan</text:p>
          </table:table-cell>
          <table:table-cell office:value-type="string">
            <text:p>01022334455</text:p>
          </table:table-cell>
          <table:table-cell office:value-type="string">
            <text:p>1234</text:p>
          </table:table-cell>
          <table:table-cell office:value-type="string">
            <text:p>미묘한</text:p>
          </table:table-cell>
          <table:table-cell office:value-type="string">
            <text:p>mimyohan@tvn.com</text:p>
          </table:table-cell>
          <table:table-cell office:value-type="string">
            <text:p>상암동</text:p>
          </table:table-cell>
        </table:table-row>
        <table:table-row>
          <table:table-cell office:value-type="string">
            <text:p>mirim</text:p>
          </table:table-cell>
          <table:table-cell office:value-type="string">
            <text:p>01012345678</text:p>
          </table:table-cell>
          <table:table-cell office:value-type="string">
            <text:p>1111</text:p>
          </table:table-cell>
          <table:table-cell office:value-type="string">
            <text:p>김미림</text:p>
          </table:table-cell>
          <table:table-cell office:value-type="string">
            <text:p>mirim@mirim.hs.kr</text:p>
          </table:table-cell>
          <table:table-cell office:value-type="string">
            <text:p>신림동</text:p>
          </table:table-cell>
        </table:table-row>
        <table:table-row>
          <table:table-cell office:value-type="string">
            <text:p>Stalla</text:p>
          </table:table-cell>
          <table:table-cell office:value-type="string">
            <text:p>01066667777</text:p>
          </table:table-cell>
          <table:table-cell office:value-type="string">
            <text:p>1234</text:p>
          </table:table-cell>
          <table:table-cell office:value-type="string">
            <text:p>스딸라</text:p>
          </table:table-cell>
          <table:table-cell office:value-type="string">
            <text:p>Stalla@tvn.com</text:p>
          </table:table-cell>
          <table:table-cell office:value-type="string">
            <text:p>상암동</text:p>
          </table:table-cell>
        </table:table-row>
        <table:table-row>
          <table:table-cell office:value-type="string">
            <text:p>suuuuuuuuu0624</text:p>
          </table:table-cell>
          <table:table-cell office:value-type="string">
            <text:p>01028699251</text:p>
          </table:table-cell>
          <table:table-cell office:value-type="string">
            <text:p>0624</text:p>
          </table:table-cell>
          <table:table-cell office:value-type="string">
            <text:p>김수현</text:p>
          </table:table-cell>
          <table:table-cell office:value-type="string">
            <text:p>s2019s08@e-mirim.hs.kr</text:p>
          </table:table-cell>
          <table:table-cell office:value-type="string">
            <text:p>강서구</text:p>
          </table:table-cell>
        </table:table-row>
        <table:table-row>
          <table:table-cell office:value-type="string">
            <text:p>suyeon</text:p>
          </table:table-cell>
          <table:table-cell office:value-type="string">
            <text:p>01049250796</text:p>
          </table:table-cell>
          <table:table-cell office:value-type="string">
            <text:p>0411</text:p>
          </table:table-cell>
          <table:table-cell office:value-type="string">
            <text:p>강수연</text:p>
          </table:table-cell>
          <table:table-cell office:value-type="string">
            <text:p>s2019s02@e-mirim.hs.kr</text:p>
          </table:table-cell>
          <table:table-cell office:value-type="string">
            <text:p>금천구</text:p>
          </table:table-cell>
        </table:table-row>
        <table:table-row>
          <table:table-cell office:value-type="string">
            <text:p>yj310</text:p>
          </table:table-cell>
          <table:table-cell office:value-type="string">
            <text:p>01050372292</text:p>
          </table:table-cell>
          <table:table-cell office:value-type="string">
            <text:p>0310</text:p>
          </table:table-cell>
          <table:table-cell office:value-type="string">
            <text:p>이연지</text:p>
          </table:table-cell>
          <table:table-cell office:value-type="string">
            <text:p>s2019s17@e-mirim.hs.kr</text:p>
          </table:table-cell>
          <table:table-cell office:value-type="string">
            <text:p>남양주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11-23T02:22:00</meta:creation-date>
  </office:meta>
</office:document-meta>
</file>